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240" officeooo:paragraph-rsid="000cb240"/>
    </style:style>
    <style:style style:name="P2" style:family="paragraph" style:parent-style-name="Standard">
      <style:text-properties officeooo:rsid="000cb240" officeooo:paragraph-rsid="000e79c1"/>
    </style:style>
    <style:style style:name="P3" style:family="paragraph" style:parent-style-name="Standard">
      <style:text-properties officeooo:rsid="000cb240" officeooo:paragraph-rsid="000e985a"/>
    </style:style>
    <style:style style:name="P4" style:family="paragraph" style:parent-style-name="Standard">
      <style:text-properties officeooo:rsid="000e985a" officeooo:paragraph-rsid="000e985a"/>
    </style:style>
    <style:style style:name="P5" style:family="paragraph" style:parent-style-name="Standard">
      <style:text-properties officeooo:rsid="000e985a" officeooo:paragraph-rsid="0010faf8"/>
    </style:style>
    <style:style style:name="P6" style:family="paragraph" style:parent-style-name="Standard">
      <style:text-properties officeooo:rsid="000e985a" officeooo:paragraph-rsid="0013d6d2"/>
    </style:style>
    <style:style style:name="P7" style:family="paragraph" style:parent-style-name="Standard">
      <style:text-properties officeooo:rsid="000f0904" officeooo:paragraph-rsid="000f0904"/>
    </style:style>
    <style:style style:name="P8" style:family="paragraph" style:parent-style-name="Standard">
      <style:text-properties officeooo:rsid="0010faf8" officeooo:paragraph-rsid="0010faf8"/>
    </style:style>
    <style:style style:name="P9" style:family="paragraph" style:parent-style-name="Standard">
      <style:text-properties officeooo:rsid="0016f4a0" officeooo:paragraph-rsid="0016f4a0"/>
    </style:style>
    <style:style style:name="T1" style:family="text">
      <style:text-properties officeooo:rsid="000cb240"/>
    </style:style>
    <style:style style:name="T2" style:family="text">
      <style:text-properties officeooo:rsid="000e79c1"/>
    </style:style>
    <style:style style:name="T3" style:family="text">
      <style:text-properties officeooo:rsid="000e985a"/>
    </style:style>
    <style:style style:name="T4" style:family="text">
      <style:text-properties officeooo:rsid="000f0904"/>
    </style:style>
    <style:style style:name="T5" style:family="text">
      <style:text-properties officeooo:rsid="0010faf8"/>
    </style:style>
    <style:style style:name="T6" style:family="text">
      <style:text-properties officeooo:rsid="0012ebcf"/>
    </style:style>
    <style:style style:name="T7" style:family="text">
      <style:text-properties officeooo:rsid="0013d6d2"/>
    </style:style>
    <style:style style:name="T8" style:family="text">
      <style:text-properties officeooo:rsid="0014b2e5"/>
    </style:style>
    <style:style style:name="T9" style:family="text">
      <style:text-properties officeooo:rsid="00153d45"/>
    </style:style>
    <style:style style:name="T10" style:family="text">
      <style:text-properties officeooo:rsid="0016f4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evo realizzare una funzione in python per confermare la possibilità di allontanare un gruppo di automezzi amici in base alla distanza può difendere una infrastruttura strategica intervendo in un tempo inferiore rispetto quello impiegato da un eventuale gruppo di automezzi nemico. La situazione da considerare è la seguente: i gruppi di automezzi e le infrastrutture strategiche sono posizionate in una zona geografica mappata tramite un sistema di coordinate x,y,z. Nella zona i gruppi di automezzi e le infrastrutture strategiche possono appartenere a due fazioni in conlfitto tra loro: i Blue ed i Red. I gruppi di automezzi non sono necessariamente adiacenti allle infrastrutture strategiche amiche e possono essere utilizzati anche per attaccare infrastrutture strategiche o gruppi di automezzi nemici. Le infrastrutture strategiche ed i gruppi di automezzi sono collegati tra loro tramite percorsi di lunghezza nota. Gli automezzi hanno tra le diverse proprietà: la velocità di percorrenza di un determinato percorso, la potenza di combattimento e la distanza di tiro (artiglieria) . La funzione prende come argomenti il gruppo di automezzi e la nuova posizione per effettuare un attacco o uno spostamento. La funzione deve valutare la possibilità di un gruppo di automezzi nemico di raggiungere in un tempo inferiore a tutti gli altri gruppi di automezzi amici presenti nella zona, una infrastruttura strategica da conquistare o da distruggere valutando anche l'ipotesi che spostamento del gruppo nella nuova posizione consenta ai gruppi di automezzi nemici di attaccare la o le infrastrutture stategiche poste a distanza inferiore rispetto gli altri gruppi. I percorsi possibili per gli automezzi nemici sono caratterizzati trampite waypoint con coordinate x,y,z e con edge che rappresentano i segmenti formati da due waypoint consecutivi. Ad ogni edge è anche associato un valore di pericolosità calcolato in base a quanto è esposto ad attacchi di forze nemiche. Oltre a descrivere il codice da realizzare, vorrei che tu produca ulteriori considerazioni riguardo l'opportunità di considerare ulteriori elementi importanti da un punto di vista tattico e strategico</text:p>
      <text:p text:style-name="Standard"/>
      <text:p text:style-name="Standard"/>
      <text:p text:style-name="P1">Devo realizzare un modulo python denominato <text:span text:style-name="T7">Air_</text:span>Route_Manager contenente stutture dati e funzioni necessarie per creare una rotta aerea.</text:p>
      <text:p text:style-name="P2">La rotta aerea è definita da<text:span text:style-name="T2">i seguenti</text:span> oggetti:</text:p>
      <text:p text:style-name="P2"/>
      <text:p text:style-name="P2">- Waypoint: classe <text:span text:style-name="T2">che rappresenta una posizione e</text:span> definita con le seguenti proprietà: nome: stringa, point: Point3D.</text:p>
      <text:p text:style-name="P2"><text:span text:style-name="T2">Questa classe oltre ai metodi getter e setter implementa anche il metodo: point2d() che restituisce un oggetto Point2D relativo alla proprietà point.</text:span></text:p>
      <text:p text:style-name="P3"/>
      <text:p text:style-name="P3"><text:span text:style-name="T3">Nota: </text:span>Point, Point2D, Point3D, Line, Line2D e Line3D sono classi della libreria Sympy</text:p>
      <text:p text:style-name="P1"/>
      <text:p text:style-name="P1">- Edge: classe <text:span text:style-name="T2">che rappresenta il collegamento tra due waypoint e </text:span>definita con le seguenti proprietà: name: stringa, wpA: Waypoint, wpB: Waypoint, , path_type = “air”, danger_level: <text:span text:style-name="T5">Float</text:span>, speed = float, line: Line3D(wpA, wpB), <text:span text:style-name="T2">l</text:span>ine2d: Line2D(wpA.point2d, wpB.point2d), lenght = calcLenght(), travel_time = calcTravelTime().</text:p>
      <text:p text:style-name="P2"><text:span text:style-name="T2">Questa classe oltre ai metodi getter e setter implementa anche i metodi: </text:span></text:p>
      <text:p text:style-name="P2">calcLenght(): <text:span text:style-name="T2">restituisce la lunghezza tra wpA e wpB</text:span></text:p>
      <text:p text:style-name="P2">calcTravelTime(): <text:span text:style-name="T2">restituisce il tempo di percorrenza del tratto tra wpA e wpB, alla velocità speed</text:span></text:p>
      <text:p text:style-name="P2"/>
      <text:p text:style-name="P2">- <text:span text:style-name="T2">Route: classe che rappresenta un percorso completo costituito da un insieme di Waypoints e di Edge. Le proprietà di questa classe sono: name: stringa, </text:span>route_type <text:span text:style-name="T2">= “air”, </text:span>edges: <text:span text:style-name="T3">dizionario con struttura</text:span>{ (wpA, wpB): Edge }, <text:span text:style-name="T3">w</text:span>aypoints = getWaypoints() <text:span text:style-name="T3">#lista ordinata.</text:span></text:p>
      <text:p text:style-name="P3"><text:span text:style-name="T2">Questa classe oltre ai metodi getter e setter implementa anche i metodi: </text:span></text:p>
      <text:p text:style-name="P3">getWaypoints(): <text:span text:style-name="T3">restiuisce una lista ordinata in base alla proprietà name dei Waypoints. Il metodo utilizza una prioprity queue mediante la libnreria heapq.</text:span></text:p>
      <text:p text:style-name="P3"/>
      <text:p text:style-name="P4"><text:soft-page-break/>La rotta aerea deve essere creata in un<text:span text:style-name="T4">a</text:span> <text:span text:style-name="T4">mappa</text:span> dove sono presenti differenti minacce costituite da difese antiaeree. </text:p>
      <text:p text:style-name="P6">Le zone nelle quali le minacce antiaeree sono <text:span text:style-name="T5">efficaci,</text:span> sono <text:span text:style-name="T7">oggetti di classe Cylinder</text:span><text:span text:style-name="T5"> </text:span><text:span text:style-name="T7">che </text:span>rappresenta <text:span text:style-name="T7">c</text:span>ilindri <text:span text:style-name="T7">definiti mediante</text:span><text:span text:style-name="T5"> c</text:span>en<text:span text:style-name="T5">ter</text:span>: Point2D, ra<text:span text:style-name="T5">dius</text:span>: float ed <text:span text:style-name="T5">height</text:span>: float, <text:span text:style-name="T7">dove center è la posizione (Point3D) della difesa antiaerea, radius è il range massimo ed height l’altitudine massima che la difesa antiaerea è in grado di raggiungere</text:span>. <text:s/><text:span text:style-name="T5">I v</text:span><text:span text:style-name="T4">alori di questi parametri sono noti </text:span><text:span text:style-name="T7">e dipendono dal tipo di difesa antiaerea. L’oggetto Cylinder deve esser</text:span><text:span text:style-name="T5">e </text:span><text:span text:style-name="T7">definito come </text:span><text:span text:style-name="T5">proprietà della classe Threat</text:span><text:span text:style-name="T7">AA da realizzare nel modulo Air_Route_Manager. </text:span></text:p>
      <text:p text:style-name="P6"><text:span text:style-name="T7">Le altre proprietà </text:span><text:span text:style-name="T5">della classe Threat</text:span><text:span text:style-name="T7">AA sono: </text:span></text:p>
      <text:p text:style-name="P6"><text:span text:style-name="T7">- danger_level: float, rappresenta il livello di pericolosità della difesa antiaerea utilizzata,</text:span></text:p>
      <text:p text:style-name="P6"><text:span text:style-name="T7">- </text:span><text:span text:style-name="T6">min_altitude: float, </text:span><text:span text:style-name="T7">rappresenta</text:span><text:span text:style-name="T6"> <text:s/>l’altitudine di volo minima sotto la quale la difesa antiaerea non è in grado di colpire l’aereo.</text:span></text:p>
      <text:p text:style-name="P6"><text:span text:style-name="T8">ThreatAA deve</text:span><text:span text:style-name="T5"> anche </text:span><text:span text:style-name="T8">implementare</text:span><text:span text:style-name="T5"> i seguenti metodi: </text:span></text:p>
      <text:p text:style-name="P5"><text:span text:style-name="T5">interceptTime(position: Point3D): restituisce il tempo impiegato dalla difesa antiaerea di raggiungere position,</text:span></text:p>
      <text:p text:style-name="P8">inRange(position: Point3D): restituisce True e la distanza di position dal cent<text:span text:style-name="T7">er</text:span> del cilindro se position è interna al cilindro che rappresenta il volume della minaccia</text:p>
      <text:p text:style-name="P5"/>
      <text:p text:style-name="P7">Nella mappa i cilindri relativi alle difese antiaeree possono essere <text:span text:style-name="T8">separati</text:span> tra loro, <text:span text:style-name="T6">intersecarsi</text:span> oppure sovrapporsi, per esempio nel caso in cui in una zona ristretta <text:s/>siano presenti diversi tipi di difese antiaeree alcune con cilindri piccoli ed altre con cilindri molto più grandi. </text:p>
      <text:p text:style-name="P7"/>
      <text:p text:style-name="P7">Il modulo Route_Manager deve implementare un metodo: </text:p>
      <text:p text:style-name="P7">createRoute(start: Waypoint, end: Waypoint, threaths: list of Threath, <text:span text:style-name="T8">range_max, </text:span>speed_max: float, altitude_max, altitude_min) che restituisc<text:span text:style-name="T8">e</text:span> <text:span text:style-name="T8">un oggetto Route che rappresenta il </text:span>percorso migliore da un punto di vista di <text:span text:style-name="T8">pericolosità rispetto alle minacce presenti nel percorso. Questo metodo deve valutare se esiste un percorso di lunghezza totale inferiore all’argomento range_max, determinando i diversi Waypoint ed Edge, cercando, per quanto possibile, di intersecare i cilindri delle minacce antiaeree </text:span><text:span text:style-name="T10">o di farlo per un periodo di tempo inferiore al valore restituito da interceptTime()</text:span><text:span text:style-name="T8">. </text:span><text:span text:style-name="T9">Nella valutazione del percorso la valutazione d’intersezione del volume della minaccia <text:s/>non può ovviamente riguardare il waypoint di destinazione (argomento end della funzione).</text:span></text:p>
      <text:p text:style-name="P9">E’ possibile utilizzare qualsiasi libreria per lo sviluppo del modulo, purché sia riconosciuta e diffusa nel contesto Python tipo numpy, sympy, skfuzzy, math, ...</text:p>
      <text:p text:style-name="P7"/>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21:59.543356258</meta:creation-date>
    <dc:date>2025-03-25T11:31:38.202231935</dc:date>
    <meta:editing-duration>PT9M5S</meta:editing-duration>
    <meta:editing-cycles>1</meta:editing-cycles>
    <meta:generator>LibreOffice/24.2.7.2$Linux_X86_64 LibreOffice_project/420$Build-2</meta:generator>
    <meta:document-statistic meta:table-count="0" meta:image-count="0" meta:object-count="0" meta:page-count="2" meta:paragraph-count="25" meta:word-count="920" meta:character-count="6305" meta:non-whitespace-character-count="5398"/>
  </office:meta>
</office:document-meta>
</file>